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image/png" manifest:full-path="Pictures/1000020100000858000006406BB1B95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60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6.675cm" style:use-optimal-column-width="false"/>
    </style:style>
    <style:style style:name="co2" style:family="table-column">
      <style:table-column-properties style:column-width="20.258cm" style:use-optimal-column-width="false"/>
    </style:style>
    <style:style style:name="ro1" style:family="table-row">
      <style:table-row-properties style:row-height="3.958cm"/>
    </style:style>
    <style:style style:name="ro2" style:family="table-row">
      <style:table-row-properties style:row-height="3.968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none"/>
      <style:text-properties fo:color="#ffffff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="none"/>
      <style:text-properties fo:color="#ffffff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text-align="start" fo:border="none"/>
      <style:text-properties fo:color="#ffffff" fo:font-size="18pt" style:font-size-asian="18pt" style:font-size-complex="18pt"/>
    </style:style>
    <style:style style:name="P1" style:family="paragraph">
      <style:paragraph-properties fo:text-align="end"/>
    </style:style>
    <style:style style:name="P2" style:family="paragraph">
      <style:text-properties fo:color="#ffffff" fo:font-size="54pt" style:font-size-asian="54pt" style:font-size-complex="54pt"/>
    </style:style>
    <style:style style:name="P3" style:family="paragraph">
      <style:paragraph-properties fo:text-align="end"/>
      <style:text-properties fo:color="#ffffff" fo:font-family="Arial" style:font-family-generic="roman" style:font-pitch="variable" fo:font-size="40pt" style:font-family-asian="Arial" style:font-family-generic-asian="roman" style:font-pitch-asian="variable" style:font-size-asian="40pt" style:font-family-complex="Arial" style:font-family-generic-complex="roman" style:font-pitch-complex="variable" style:font-size-complex="40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ffff" fo:font-size="54pt" style:font-size-asian="54pt" style:font-size-complex="5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ffffff" fo:font-size="54pt" style:font-size-asian="54pt" style:font-size-complex="54pt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color="#ffffff"/>
    </style:style>
    <style:style style:name="T5" style:family="text">
      <style:text-properties fo:color="#ffffff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6.035cm" svg:height="4.501cm" svg:x="0.624cm" svg:y="4.422cm">
          <draw:text-box>
            <text:p><text:span text:style-name="T1">Objective-C ==&gt; RubyMotion </text:span></text:p>
            <text:p text:style-name="P1"><text:span text:style-name="T1">A fly in the ointment</text:span></text:p>
          </draw:text-box>
        </draw:frame>
        <draw:frame draw:style-name="gr2" draw:text-style-name="P3" draw:layer="layout" svg:width="25.87cm" svg:height="4.511cm" svg:x="0.8cm" svg:y="15.875cm">
          <draw:text-box>
            <text:p text:style-name="P1"><text:span text:style-name="T2">Oleksandr Dodatko</text:span></text:p>
            <text:p text:style-name="P1"><text:span text:style-name="T3">Dnepropetrovsk, Ukraine</text:span></text:p>
            <text:p text:style-name="P1"><text:span text:style-name="T3">201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26.2cm" svg:height="2.376cm" svg:x="1cm" svg:y="8.8cm">
          <draw:text-box>
            <text:p text:style-name="P5"><text:span text:style-name="T1">RubyMotion is a Buzzwor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13.001cm" svg:x="1.059cm" svg:y="4.984cm">
          <draw:text-box>
            <text:p text:style-name="P7"><text:span text:style-name="T1">Marc Lainez <text:s text:c="4"/>@mlainez</text:span></text:p>
            <text:p text:style-name="P7"><text:span text:style-name="T1"/></text:p>
            <text:p text:style-name="P7"><text:span text:style-name="T1">Yesterday: Xcode =&gt; nothing good came out of it. </text:span></text:p>
            <text:p text:style-name="P7"><text:span text:style-name="T1">Today: Rubymotion =&gt; almost finished an app.</text:span></text:p>
          </draw:text-box>
        </draw:frame>
        <draw:frame draw:style-name="gr5" draw:text-style-name="P5" draw:layer="layout" svg:width="4.513cm" svg:height="4.513cm" svg:x="22.801cm" svg:y="-0.312cm">
          <draw:image xlink:href="../social/twitte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17.251cm" svg:x="1cm" svg:y="1.8cm">
          <draw:text-box>
            <text:p text:style-name="P7"><text:span text:style-name="T1">After years of iOS work, RubyMotion seems like a thousand kittens playing the piano while sliding down a double-rainbow.</text:span></text:p>
            <text:p text:style-name="P7"><text:span text:style-name="T1"/></text:p>
            <text:p text:style-name="P7"><text:span text:style-name="T1">Johannes Fahrenkrug </text:span></text:p>
            <text:p text:style-name="P7"><text:span text:style-name="T1">Founder, Springenwerk</text:span></text:p>
          </draw:text-box>
        </draw:frame>
        <draw:frame draw:style-name="gr5" draw:text-style-name="P5" draw:layer="layout" svg:width="4cm" svg:height="4.22cm" svg:x="23.6cm" svg:y="0.18cm">
          <draw:image xlink:href="../icons/rubymotion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8.751cm" svg:x="1.059cm" svg:y="4.985cm">
          <draw:text-box>
            <text:p text:style-name="P7"><text:span text:style-name="T1">Matt Brewer <text:s text:c="3"/>@macfanatic</text:span></text:p>
            <text:p text:style-name="P7"><text:span text:style-name="T1"/></text:p>
            <text:p text:style-name="P7"><text:span text:style-name="T1">@RubyMotion Love, absolutely needed.</text:span></text:p>
          </draw:text-box>
        </draw:frame>
        <draw:frame draw:style-name="gr5" draw:text-style-name="P5" draw:layer="layout" svg:width="4.513cm" svg:height="4.513cm" svg:x="22.8cm" svg:y="-0.313cm">
          <draw:image xlink:href="../social/twitte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7.999cm" svg:height="17.499cm" svg:x="0.043cm" svg:y="1.806cm">
          <draw:image xlink:href="../teamfortress/pyro-land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4.501cm" svg:x="1cm" svg:y="8.2cm">
          <draw:text-box>
            <text:p text:style-name="P5"><text:span text:style-name="T1">Introducing RubyMotion I had 3 goals in min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9.416cm" svg:height="9.381cm" svg:x="0.584cm" svg:y="4.619cm">
          <draw:image xlink:href="../icons/Sitecore-logo.png" xlink:type="simple" xlink:show="embed" xlink:actuate="onLoad">
            <text:p/>
          </draw:image>
        </draw:frame>
        <draw:frame draw:style-name="gr5" draw:text-style-name="P5" draw:layer="layout" svg:width="9.5cm" svg:height="10.02cm" svg:x="17.612cm" svg:y="4.6cm">
          <draw:image xlink:href="../icons/rubymotion.png" xlink:type="simple" xlink:show="embed" xlink:actuate="onLoad">
            <text:p/>
          </draw:image>
        </draw:frame>
        <draw:custom-shape draw:style-name="gr6" draw:text-style-name="P5" draw:layer="layout" svg:width="4.2cm" svg:height="4cm" svg:x="11.2cm" svg:y="7.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9cm" svg:height="9cm" svg:x="1.3cm" svg:y="5.5cm">
          <draw:image xlink:href="../icons/uiautomation-icon.png" xlink:type="simple" xlink:show="embed" xlink:actuate="onLoad">
            <text:p/>
          </draw:image>
        </draw:frame>
        <draw:frame draw:style-name="gr5" draw:text-style-name="P5" draw:layer="layout" svg:width="9cm" svg:height="9.49cm" svg:x="18.2cm" svg:y="5.31cm">
          <draw:image xlink:href="../icons/rubymotion.png" xlink:type="simple" xlink:show="embed" xlink:actuate="onLoad">
            <text:p/>
          </draw:image>
        </draw:frame>
        <draw:custom-shape draw:style-name="gr6" draw:text-style-name="P5" draw:layer="layout" svg:width="6.9cm" svg:height="2cm" svg:x="10.2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18cm" svg:height="19.5cm" svg:x="5cm" svg:y="0.8cm">
          <draw:image xlink:href="../humor/real-programmers-code-in-binary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2.376cm" svg:x="1cm" svg:y="8.201cm">
          <draw:text-box>
            <text:p text:style-name="P5"><text:span text:style-name="T1">Precondition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8cm" svg:height="14.84cm" svg:x="0cm" svg:y="3.1cm">
          <draw:image xlink:href="../teamfortress/TF2_Group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2.376cm" svg:x="0.8cm" svg:y="4.4cm">
          <draw:text-box>
            <text:p text:style-name="P5"><text:span text:style-name="T1">Sitecore MobileSDK</text:span></text:p>
          </draw:text-box>
        </draw:frame>
        <draw:frame draw:style-name="gr5" draw:text-style-name="P5" draw:layer="layout" svg:width="10cm" svg:height="10cm" svg:x="8.6cm" svg:y="8.4cm">
          <draw:image xlink:href="../icons/Framework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8cm" svg:height="19.12cm" svg:x="0cm" svg:y="0.9cm">
          <draw:image xlink:href="../screenshots/14-New-Application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standard" draw:layer="layout" svg:width="26.932cm" svg:height="19.799cm" svg:x="0.667cm" svg:y="0.6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4"/></text:p>
                <text:p text:style-name="P7"><text:span text:style-name="T5">Oleksandr Dodatko</text:span></text:p>
              </table:table-cell>
            </table:table-row>
            <table:table-row table:style-name="ro1">
              <table:table-cell table:style-name="ce1"/>
              <table:table-cell table:style-name="ce2">
                <text:p text:style-name="P7"><text:span text:style-name="T4"/></text:p>
                <text:p text:style-name="P7"><text:span text:style-name="T5">dodikk88.tutor@gmail.com</text:span></text:p>
              </table:table-cell>
            </table:table-row>
            <table:table-row table:style-name="ro1">
              <table:table-cell table:style-name="ce1"/>
              <table:table-cell table:style-name="ce3">
                <text:p text:style-name="P7"><text:span text:style-name="T4"/></text:p>
                <text:p text:style-name="P7"><text:span text:style-name="T5">alexander.dodatko.work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7"><text:span text:style-name="T4"/></text:p>
                <text:p text:style-name="P7"><text:span text:style-name="T5">@dodikk88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7"><text:span text:style-name="T4"/></text:p>
                <text:p text:style-name="P7"><text:span text:style-name="T5">github.com/dodikk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5" draw:layer="layout" svg:width="3.5cm" svg:height="3.5cm" svg:x="2cm" svg:y="0.7cm">
          <draw:image xlink:href="../social/mouse-icon.png" xlink:type="simple" xlink:show="embed" xlink:actuate="onLoad">
            <text:p/>
          </draw:image>
        </draw:frame>
        <draw:frame draw:style-name="gr5" draw:text-style-name="P5" draw:layer="layout" svg:width="4.513cm" svg:height="4.513cm" svg:x="1.6cm" svg:y="4.2cm">
          <draw:image xlink:href="../social/gmail.png" xlink:type="simple" xlink:show="embed" xlink:actuate="onLoad">
            <text:p/>
          </draw:image>
        </draw:frame>
        <draw:frame draw:style-name="gr5" draw:text-style-name="P5" draw:layer="layout" svg:width="3.5cm" svg:height="3.5cm" svg:x="2.006cm" svg:y="8.951cm">
          <draw:image xlink:href="../social/skype.png" xlink:type="simple" xlink:show="embed" xlink:actuate="onLoad">
            <text:p/>
          </draw:image>
        </draw:frame>
        <draw:frame draw:style-name="gr5" draw:text-style-name="P5" draw:layer="layout" svg:width="4.513cm" svg:height="4.513cm" svg:x="1.5cm" svg:y="12.187cm">
          <draw:image xlink:href="../social/twitter.png" xlink:type="simple" xlink:show="embed" xlink:actuate="onLoad">
            <text:p/>
          </draw:image>
        </draw:frame>
        <draw:frame draw:style-name="gr5" draw:text-style-name="P5" draw:layer="layout" svg:width="4cm" svg:height="4cm" svg:x="1.8cm" svg:y="16.39cm">
          <draw:image xlink:href="../social/githu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858000006406BB1B95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4T11:32:08</meta:creation-date>
    <meta:generator>LibreOffice/3.5$MacOSX_x86 LibreOffice_project/7e68ba2-a744ebf-1f241b7-c506db1-7d53735</meta:generator>
    <dc:date>2013-03-03T13:05:58</dc:date>
    <meta:editing-duration>PT2H32M6S</meta:editing-duration>
    <meta:editing-cycles>62</meta:editing-cycles>
    <meta:document-statistic meta:object-count="82"/>
  </office:meta>
</office:document-meta>
</file>